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hyphenate="false"/>
    </style:style>
    <style:style style:name="T2" style:family="text">
      <style:text-properties fo:hyphenate="true"/>
    </style:style>
  </office:automatic-styles>
  <office:body>
    <office:text>
      <text:p> This is an example of text don't supporting hyphenation: 
   <text:span text:style-name="T1">hyphenation hyphenation hyphenation hyphenation hyphenation hyphenation hyphenation hyphenation</text:span>
   </text:p>
      <text:p/>
      <text:p/>
      <text:p> This is an example of text supporting hyphenation: 
       <text:span text:style-name="T2">hyphenation hyphenation hyphenation hyphenation hyphenation hyphenation hyphenation hyphenation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